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</office:font-face-decls>
  <office:automatic-styles>
    <style:style style:name="P1" style:family="paragraph" style:parent-style-name="Text_20_body">
      <style:text-properties officeooo:paragraph-rsid="001d9326"/>
    </style:style>
    <style:style style:name="P2" style:family="paragraph" style:parent-style-name="Text_20_body">
      <style:paragraph-properties fo:margin-top="0in" fo:margin-bottom="0.1598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paragraph-properties fo:margin-top="0in" fo:margin-bottom="0.0598in" style:contextual-spacing="false"/>
    </style:style>
    <style:style style:name="P5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11c722" officeooo:paragraph-rsid="00102821" style:font-size-asian="11pt" style:language-asian="zxx" style:country-asian="none" style:font-size-complex="11pt" style:language-complex="zxx" style:country-complex="none"/>
    </style:style>
    <style:style style:name="P6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paragraph-rsid="001d9326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paragraph-rsid="001e5673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3" style:family="paragraph" style:parent-style-name="Heading_20_4">
      <style:paragraph-properties fo:margin-top="0in" fo:margin-bottom="0.1598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14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15" style:family="paragraph" style:parent-style-name="Heading_20_4">
      <style:paragraph-properties fo:margin-top="0in" fo:margin-bottom="0.1598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rsid="001e5673" officeooo:paragraph-rsid="001e5673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normal" officeooo:rsid="00299530" officeooo:paragraph-rsid="0029953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8" style:family="paragraph" style:parent-style-name="Heading_20_3">
      <style:paragraph-properties fo:margin-top="0in" fo:margin-bottom="0.1598in" style:contextual-spacing="false"/>
      <style:text-properties style:font-name="Ubuntu1" fo:font-size="16pt" fo:language="zxx" fo:country="none" officeooo:rsid="0011c722" officeooo:paragraph-rsid="002ba219" style:font-size-asian="16pt" style:language-asian="zxx" style:country-asian="none" style:font-size-complex="16pt" style:language-complex="zxx" style:country-complex="none"/>
    </style:style>
    <style:style style:name="P19" style:family="paragraph" style:parent-style-name="Text_20_body">
      <style:paragraph-properties fo:margin-top="0in" fo:margin-bottom="0.1598in" style:contextual-spacing="false"/>
      <style:text-properties style:font-name="Ubuntu1"/>
    </style:style>
    <style:style style:name="P20" style:family="paragraph" style:parent-style-name="Text_20_body">
      <style:paragraph-properties fo:margin-top="0in" fo:margin-bottom="0.1598in" style:contextual-spacing="false"/>
      <style:text-properties officeooo:paragraph-rsid="002bac5b"/>
    </style:style>
    <style:style style:name="P21" style:family="paragraph" style:parent-style-name="Text_20_body">
      <style:paragraph-properties fo:margin-top="0in" fo:margin-bottom="0.0799in" style:contextual-spacing="false"/>
    </style:style>
    <style:style style:name="P22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23" style:family="paragraph" style:parent-style-name="Heading_20_4">
      <style:paragraph-properties fo:margin-top="0in" fo:margin-bottom="0.1598in" style:contextual-spacing="false" fo:keep-with-next="always"/>
      <style:text-properties officeooo:paragraph-rsid="00339d5a"/>
    </style:style>
    <style:style style:name="P24" style:family="paragraph" style:parent-style-name="Heading_20_4">
      <style:paragraph-properties fo:margin-top="0in" fo:margin-bottom="0.1598in" style:contextual-spacing="false" fo:keep-with-next="always"/>
      <style:text-properties style:font-name="Ubuntu" fo:language="zxx" fo:country="none" style:language-asian="zxx" style:country-asian="none" style:language-complex="zxx" style:country-complex="none"/>
    </style:style>
    <style:style style:name="P25" style:family="paragraph" style:parent-style-name="Heading_20_4">
      <style:paragraph-properties fo:margin-top="0in" fo:margin-bottom="0.1598in" style:contextual-spacing="false" fo:keep-with-next="always"/>
      <style:text-properties style:font-name="Ubuntu" fo:language="zxx" fo:country="none" fo:font-style="italic" style:text-underline-style="dotted" style:text-underline-width="auto" style:text-underline-color="font-color" style:language-asian="zxx" style:country-asian="none" style:font-style-asian="italic" style:language-complex="zxx" style:country-complex="none" style:font-style-complex="italic"/>
    </style:style>
    <style:style style:name="P26" style:family="paragraph" style:parent-style-name="Heading_20_4">
      <style:paragraph-properties fo:margin-top="0in" fo:margin-bottom="0.1598in" style:contextual-spacing="false"/>
      <style:text-properties style:font-name="Ubuntu" fo:language="zxx" fo:country="none" fo:font-style="italic" style:text-underline-style="dotted" style:text-underline-width="auto" style:text-underline-color="font-color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7" style:family="paragraph" style:parent-style-name="Text_20_body" style:list-style-name="L1">
      <style:paragraph-properties fo:margin-top="0in" fo:margin-bottom="0.1598in" style:contextual-spacing="false"/>
      <style:text-properties officeooo:paragraph-rsid="002ba219"/>
    </style:style>
    <style:style style:name="P28" style:family="paragraph" style:parent-style-name="Text_20_body" style:list-style-name="L1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 style:list-style-name="L2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 style:list-style-name="L3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 style:list-style-name="L4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 style:list-style-name="L5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 style:list-style-name="L7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 style:list-style-name="L8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 style:list-style-name="L9">
      <style:paragraph-properties fo:margin-top="0in" fo:margin-bottom="0.1598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 style:list-style-name="L11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 style:list-style-name="L12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 style:list-style-name="L14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 style:list-style-name="L15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3068f5" officeooo:paragraph-rsid="003068f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068f5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 style:list-style-name="L10">
      <style:paragraph-properties fo:margin-top="0in" fo:margin-bottom="0.1598in" style:contextual-spacing="false"/>
      <style:text-properties style:font-name="Ubuntu1"/>
    </style:style>
    <style:style style:name="P48" style:family="paragraph" style:parent-style-name="Text_20_body" style:list-style-name="L2">
      <style:paragraph-properties fo:margin-top="0in" fo:margin-bottom="0.1598in" style:contextual-spacing="false"/>
      <style:text-properties officeooo:paragraph-rsid="002ba219"/>
    </style:style>
    <style:style style:name="P49" style:family="paragraph" style:parent-style-name="Text_20_body" style:list-style-name="L3">
      <style:paragraph-properties fo:margin-top="0in" fo:margin-bottom="0.1598in" style:contextual-spacing="false"/>
      <style:text-properties officeooo:paragraph-rsid="002ba219"/>
    </style:style>
    <style:style style:name="P50" style:family="paragraph" style:parent-style-name="Text_20_body" style:list-style-name="L4">
      <style:paragraph-properties fo:margin-top="0in" fo:margin-bottom="0.1598in" style:contextual-spacing="false"/>
      <style:text-properties officeooo:paragraph-rsid="002ba219"/>
    </style:style>
    <style:style style:name="P51" style:family="paragraph" style:parent-style-name="Text_20_body" style:list-style-name="L5">
      <style:paragraph-properties fo:margin-top="0in" fo:margin-bottom="0.1598in" style:contextual-spacing="false"/>
      <style:text-properties officeooo:paragraph-rsid="002ba219"/>
    </style:style>
    <style:style style:name="P52" style:family="paragraph" style:parent-style-name="Text_20_body" style:list-style-name="L6">
      <style:paragraph-properties fo:margin-top="0in" fo:margin-bottom="0.1598in" style:contextual-spacing="false"/>
      <style:text-properties officeooo:paragraph-rsid="002ba219"/>
    </style:style>
    <style:style style:name="P53" style:family="paragraph" style:parent-style-name="Text_20_body" style:list-style-name="L7">
      <style:paragraph-properties fo:margin-top="0in" fo:margin-bottom="0.1598in" style:contextual-spacing="false"/>
      <style:text-properties officeooo:paragraph-rsid="002ba219"/>
    </style:style>
    <style:style style:name="P54" style:family="paragraph" style:parent-style-name="Text_20_body" style:list-style-name="L9">
      <style:paragraph-properties fo:margin-top="0in" fo:margin-bottom="0.1598in" style:contextual-spacing="false"/>
    </style:style>
    <style:style style:name="P55" style:family="paragraph" style:parent-style-name="Text_20_body" style:list-style-name="L9">
      <style:paragraph-properties fo:margin-top="0in" fo:margin-bottom="0.1598in" style:contextual-spacing="false"/>
      <style:text-properties officeooo:paragraph-rsid="00291e57"/>
    </style:style>
    <style:style style:name="P56" style:family="paragraph" style:parent-style-name="Text_20_body" style:list-style-name="L11">
      <style:paragraph-properties fo:margin-top="0in" fo:margin-bottom="0.1598in" style:contextual-spacing="false"/>
    </style:style>
    <style:style style:name="P57" style:family="paragraph" style:parent-style-name="Text_20_body" style:list-style-name="L12">
      <style:paragraph-properties fo:margin-top="0in" fo:margin-bottom="0.1598in" style:contextual-spacing="false"/>
    </style:style>
    <style:style style:name="P58" style:family="paragraph" style:parent-style-name="Text_20_body" style:list-style-name="L13">
      <style:paragraph-properties fo:margin-top="0in" fo:margin-bottom="0.1598in" style:contextual-spacing="false"/>
    </style:style>
    <style:style style:name="P59" style:family="paragraph" style:parent-style-name="Text_20_body" style:list-style-name="L13">
      <style:paragraph-properties fo:margin-top="0in" fo:margin-bottom="0.1598in" style:contextual-spacing="false"/>
      <style:text-properties officeooo:paragraph-rsid="002bac5b"/>
    </style:style>
    <style:style style:name="P60" style:family="paragraph" style:parent-style-name="Text_20_body" style:list-style-name="L14">
      <style:paragraph-properties fo:margin-top="0in" fo:margin-bottom="0.1598in" style:contextual-spacing="false"/>
    </style:style>
    <style:style style:name="P61" style:family="paragraph" style:parent-style-name="Text_20_body" style:list-style-name="L15">
      <style:paragraph-properties fo:margin-top="0in" fo:margin-bottom="0.1598in" style:contextual-spacing="false"/>
    </style:style>
    <style:style style:name="P62" style:family="paragraph" style:parent-style-name="Text_20_body" style:list-style-name="L16">
      <style:paragraph-properties fo:margin-top="0in" fo:margin-bottom="0.1598in" style:contextual-spacing="false"/>
    </style:style>
    <style:style style:name="P63" style:family="paragraph" style:parent-style-name="Text_20_body" style:list-style-name="L17">
      <style:paragraph-properties fo:margin-top="0in" fo:margin-bottom="0.1598in" style:contextual-spacing="false"/>
    </style:style>
    <style:style style:name="P64" style:family="paragraph" style:parent-style-name="Text_20_body">
      <style:paragraph-properties fo:margin-top="0in" fo:margin-bottom="0.1598in" style:contextual-spacing="false"/>
      <style:text-properties officeooo:paragraph-rsid="003068f5"/>
    </style:style>
    <style:style style:name="P65" style:family="paragraph" style:parent-style-name="Text_20_body">
      <style:paragraph-properties fo:margin-top="0in" fo:margin-bottom="0.2598in" style:contextual-spacing="false"/>
      <style:text-properties officeooo:paragraph-rsid="003068f5"/>
    </style:style>
    <style:style style:name="P66" style:family="paragraph" style:parent-style-name="Text_20_body">
      <style:paragraph-properties fo:margin-top="0in" fo:margin-bottom="0.1598in" style:contextual-spacing="false"/>
    </style:style>
    <style:style style:name="P67" style:family="paragraph" style:parent-style-name="Text_20_body">
      <style:paragraph-properties fo:margin-top="0in" fo:margin-bottom="0.1598in" style:contextual-spacing="false"/>
      <style:text-properties officeooo:paragraph-rsid="003e6785"/>
    </style:style>
    <style:style style:name="P68" style:family="paragraph" style:parent-style-name="Text_20_body">
      <style:paragraph-properties fo:margin-top="0in" fo:margin-bottom="0.1598in" style:contextual-spacing="false"/>
      <style:text-properties style:font-name="Ubuntu" fo:language="zxx" fo:country="none" style:language-asian="zxx" style:country-asian="none" style:language-complex="zxx" style:country-complex="none"/>
    </style:style>
    <style:style style:name="P69" style:family="paragraph" style:parent-style-name="Text_20_body">
      <style:paragraph-properties fo:margin-top="0in" fo:margin-bottom="0.1598in" style:contextual-spacing="false"/>
      <style:text-properties style:font-name="Ubuntu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1598in" style:contextual-spacing="false"/>
      <style:text-properties officeooo:paragraph-rsid="003ff6a3"/>
    </style:style>
    <style:style style:name="P71" style:family="paragraph" style:parent-style-name="Text_20_body" style:list-style-name="L26">
      <style:paragraph-properties fo:margin-top="0in" fo:margin-bottom="0.1598in" style:contextual-spacing="false"/>
      <style:text-properties officeooo:paragraph-rsid="003ff6a3"/>
    </style:style>
    <style:style style:name="P72" style:family="paragraph" style:parent-style-name="Text_20_body" style:list-style-name="L30">
      <style:paragraph-properties fo:margin-top="0in" fo:margin-bottom="0.1598in" style:contextual-spacing="false"/>
      <style:text-properties officeooo:paragraph-rsid="002bac5b"/>
    </style:style>
    <style:style style:name="P73" style:family="paragraph" style:parent-style-name="Text_20_body" style:list-style-name="L31">
      <style:paragraph-properties fo:margin-top="0in" fo:margin-bottom="0.1598in" style:contextual-spacing="false"/>
      <style:text-properties officeooo:paragraph-rsid="002bac5b"/>
    </style:style>
    <style:style style:name="P74" style:family="paragraph" style:parent-style-name="Text_20_body" style:list-style-name="L32">
      <style:paragraph-properties fo:margin-top="0in" fo:margin-bottom="0.1598in" style:contextual-spacing="false"/>
      <style:text-properties officeooo:paragraph-rsid="002bac5b"/>
    </style:style>
    <style:style style:name="P75" style:family="paragraph" style:parent-style-name="Text_20_body" style:list-style-name="L33">
      <style:paragraph-properties fo:margin-top="0in" fo:margin-bottom="0.1598in" style:contextual-spacing="false"/>
      <style:text-properties officeooo:paragraph-rsid="002bac5b"/>
    </style:style>
    <style:style style:name="P76" style:family="paragraph" style:parent-style-name="Text_20_body" style:list-style-name="L34">
      <style:paragraph-properties fo:margin-top="0in" fo:margin-bottom="0.1598in" style:contextual-spacing="false"/>
      <style:text-properties officeooo:paragraph-rsid="002bac5b"/>
    </style:style>
    <style:style style:name="P77" style:family="paragraph" style:parent-style-name="Text_20_body" style:list-style-name="L35">
      <style:paragraph-properties fo:margin-top="0in" fo:margin-bottom="0.1598in" style:contextual-spacing="false"/>
      <style:text-properties officeooo:paragraph-rsid="002bac5b"/>
    </style:style>
    <style:style style:name="P78" style:family="paragraph" style:parent-style-name="Text_20_body" style:list-style-name="L36">
      <style:paragraph-properties fo:margin-top="0in" fo:margin-bottom="0.1598in" style:contextual-spacing="false"/>
      <style:text-properties officeooo:paragraph-rsid="002bac5b"/>
    </style:style>
    <style:style style:name="P79" style:family="paragraph" style:parent-style-name="Text_20_body" style:list-style-name="L37">
      <style:paragraph-properties fo:margin-top="0in" fo:margin-bottom="0.1598in" style:contextual-spacing="false"/>
      <style:text-properties officeooo:paragraph-rsid="002bac5b"/>
    </style:style>
    <style:style style:name="P80" style:family="paragraph" style:parent-style-name="Text_20_body" style:list-style-name="L38">
      <style:paragraph-properties fo:margin-top="0in" fo:margin-bottom="0.1598in" style:contextual-spacing="false"/>
      <style:text-properties officeooo:paragraph-rsid="002bac5b"/>
    </style:style>
    <style:style style:name="P81" style:family="paragraph" style:parent-style-name="Text_20_body" style:list-style-name="L39">
      <style:paragraph-properties fo:margin-top="0in" fo:margin-bottom="0.1598in" style:contextual-spacing="false"/>
      <style:text-properties officeooo:paragraph-rsid="002bac5b"/>
    </style:style>
    <style:style style:name="P82" style:family="paragraph" style:parent-style-name="Text_20_body" style:list-style-name="L40">
      <style:paragraph-properties fo:margin-top="0in" fo:margin-bottom="0.1598in" style:contextual-spacing="false"/>
      <style:text-properties officeooo:paragraph-rsid="002bac5b"/>
    </style:style>
    <style:style style:name="P83" style:family="paragraph" style:parent-style-name="Text_20_body" style:list-style-name="L41">
      <style:paragraph-properties fo:margin-top="0in" fo:margin-bottom="0.1598in" style:contextual-spacing="false"/>
      <style:text-properties officeooo:paragraph-rsid="002bac5b"/>
    </style:style>
    <style:style style:name="P84" style:family="paragraph" style:parent-style-name="Text_20_body" style:list-style-name="L42">
      <style:paragraph-properties fo:margin-top="0in" fo:margin-bottom="0.1598in" style:contextual-spacing="false"/>
      <style:text-properties officeooo:paragraph-rsid="002bac5b"/>
    </style:style>
    <style:style style:name="P85" style:family="paragraph" style:parent-style-name="Text_20_body" style:list-style-name="L43">
      <style:paragraph-properties fo:margin-top="0in" fo:margin-bottom="0.1598in" style:contextual-spacing="false"/>
      <style:text-properties officeooo:paragraph-rsid="002bac5b"/>
    </style:style>
    <style:style style:name="P86" style:family="paragraph" style:parent-style-name="Text_20_body" style:list-style-name="L43">
      <style:paragraph-properties fo:margin-top="0in" fo:margin-bottom="0.1598in" style:contextual-spacing="false"/>
      <style:text-properties officeooo:paragraph-rsid="00421b03"/>
    </style:style>
    <style:style style:name="P87" style:family="paragraph" style:parent-style-name="Text_20_body" style:list-style-name="L44">
      <style:paragraph-properties fo:margin-top="0in" fo:margin-bottom="0.1598in" style:contextual-spacing="false"/>
      <style:text-properties officeooo:paragraph-rsid="002bac5b"/>
    </style:style>
    <style:style style:name="P88" style:family="paragraph" style:parent-style-name="Text_20_body">
      <style:paragraph-properties fo:margin-left="0.4925in" fo:margin-top="0in" fo:margin-bottom="0.1598in" style:contextual-spacing="false" fo:text-indent="0in" style:auto-text-indent="false"/>
      <style:text-properties officeooo:paragraph-rsid="00421b03"/>
    </style:style>
    <style:style style:name="T1" style:family="text">
      <style:text-properties officeooo:rsid="001d250c"/>
    </style:style>
    <style:style style:name="T2" style:family="text">
      <style:text-properties officeooo:rsid="002ab0df"/>
    </style:style>
    <style:style style:name="T3" style:family="text">
      <style:text-properties officeooo:rsid="00203bc4"/>
    </style:style>
    <style:style style:name="T4" style:family="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5" style:family="text">
      <style:text-properties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6" style:family="text"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1" fo:font-size="11pt" fo:language="zxx" fo:country="none" officeooo:rsid="00369efe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Ubuntu1" fo:font-size="11pt" fo:language="zxx" fo:country="none" officeooo:rsid="002bac5b" style:font-size-asian="11pt" style:language-asian="zxx" style:country-asian="none" style:font-size-complex="11pt" style:language-complex="zxx" style:country-complex="none"/>
    </style:style>
    <style:style style:name="T9" style:family="text">
      <style:text-properties style:font-name="Ubuntu1" fo:font-size="11pt" fo:language="zxx" fo:country="none" officeooo:rsid="002f1a12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1" fo:font-size="11pt" fo:language="zxx" fo:country="none" officeooo:rsid="00418d95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1" fo:font-size="11pt" fo:language="zxx" fo:country="none" officeooo:rsid="00421b03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1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" style:family="text">
      <style:text-properties style:font-name="Ubuntu1" fo:font-size="11pt" fo:language="zxx" fo:country="none" style:text-underline-style="solid" style:text-underline-width="auto" style:text-underline-color="font-color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1" fo:font-size="11pt" fo:language="zxx" fo:country="none" style:text-underline-style="solid" style:text-underline-width="auto" style:text-underline-color="font-color" officeooo:rsid="001e5673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1" fo:font-size="11pt" fo:language="zxx" fo:country="none" style:text-underline-style="solid" style:text-underline-width="auto" style:text-underline-color="font-color" fo:font-weight="bold" officeooo:rsid="001e5673" style:font-name-asian="Noto Serif CJK SC" style:font-size-asian="11pt" style:language-asian="zxx" style:country-asian="none" style:font-weight-asian="bold" style:font-name-complex="Noto Sans Devanagari1" style:font-size-complex="11pt" style:language-complex="zxx" style:country-complex="none" style:font-weight-complex="bold"/>
    </style:style>
    <style:style style:name="T16" style:family="text">
      <style:text-properties style:font-name="Ubuntu1" fo:font-size="11pt" fo:language="zxx" fo:country="none" style:text-underline-style="none" fo:font-weight="normal" officeooo:rsid="002bac5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7" style:family="text">
      <style:text-properties style:font-name="Ubuntu1" fo:language="zxx" fo:country="none" officeooo:rsid="001d9326" style:language-asian="zxx" style:country-asian="none" style:language-complex="zxx" style:country-complex="none"/>
    </style:style>
    <style:style style:name="T18" style:family="text">
      <style:text-properties style:font-name="Ubuntu1" fo:language="zxx" fo:country="none" style:text-underline-style="solid" style:text-underline-width="auto" style:text-underline-color="font-color" officeooo:rsid="001d9326" style:language-asian="zxx" style:country-asian="none" style:language-complex="zxx" style:country-complex="none"/>
    </style:style>
    <style:style style:name="T19" style:family="text">
      <style:text-properties officeooo:rsid="002bac5b"/>
    </style:style>
    <style:style style:name="T20" style:family="text">
      <style:text-properties officeooo:rsid="002f1a12"/>
    </style:style>
    <style:style style:name="T21" style:family="text">
      <style:text-properties officeooo:rsid="002fd036"/>
    </style:style>
    <style:style style:name="T22" style:family="text">
      <style:text-properties officeooo:rsid="003e2b14"/>
    </style:style>
    <style:style style:name="T23" style:family="text">
      <style:text-properties style:font-name="Ubuntu"/>
    </style:style>
    <style:style style:name="T24" style:family="text">
      <style:text-properties style:font-name="Ubuntu" fo:font-size="11pt" fo:language="zxx" fo:country="none" officeooo:rsid="00369efe" style:font-size-asian="11pt" style:language-asian="zxx" style:country-asian="none" style:font-size-complex="11pt" style:language-complex="zxx" style:country-complex="none"/>
    </style:style>
    <style:style style:name="T25" style:family="text">
      <style:text-properties style:font-name="Ubuntu" fo:font-size="11pt" fo:language="zxx" fo:country="none" officeooo:rsid="003c4d7e" style:font-size-asian="11pt" style:language-asian="zxx" style:country-asian="none" style:font-size-complex="11pt" style:language-complex="zxx" style:country-complex="none"/>
    </style:style>
    <style:style style:name="T26" style:family="text">
      <style:text-properties style:font-name="Ubuntu" fo:font-size="11pt" fo:language="zxx" fo:country="none" fo:font-weight="normal" officeooo:rsid="003c4d7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" style:family="text">
      <style:text-properties style:font-name="Ubuntu" fo:font-size="11pt" fo:language="zxx" fo:country="none" fo:font-weight="normal" officeooo:rsid="003ff6a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8" style:family="text">
      <style:text-properties style:font-name="Ubuntu" fo:language="zxx" fo:country="none" style:language-asian="zxx" style:country-asian="none" style:language-complex="zxx" style:country-complex="none"/>
    </style:style>
    <style:style style:name="T29" style:family="text">
      <style:text-properties style:font-name="Ubuntu" fo:language="zxx" fo:country="none" officeooo:rsid="003e2b14" style:language-asian="zxx" style:country-asian="none" style:language-complex="zxx" style:country-complex="none"/>
    </style:style>
    <style:style style:name="T30" style:family="text">
      <style:text-properties style:font-name="Ubuntu" fo:language="zxx" fo:country="none" officeooo:rsid="003e6785" style:language-asian="zxx" style:country-asian="none" style:language-complex="zxx" style:country-complex="none"/>
    </style:style>
    <style:style style:name="T31" style:family="text">
      <style:text-properties officeooo:rsid="003ff6a3"/>
    </style:style>
    <style:style style:name="T32" style:family="text">
      <style:text-properties fo:font-style="italic" style:text-underline-style="dotte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3">Section 1: Beginner Course</text:h>
      <text:p text:style-name="P16"/>
      <text:h text:style-name="P13" text:outline-level="4">Lesson 1 – Greetings</text:h>
      <text:h text:style-name="P14" text:outline-level="4">Greetings and Basic Expressions</text:h>
      <text:list text:style-name="L1">
        <text:list-item>
          <text:p text:style-name="P27"><text:span text:style-name="Strong_20_Emphasis"><text:span text:style-name="T6">Bonjour</text:span></text:span><text:span text:style-name="T6"> - Hello (Good morning / Good afternoon)</text:span></text:p>
          <text:list>
            <text:list-item>
              <text:p text:style-name="P28">[bon-<text:span text:style-name="T3">xġu</text:span>]</text:p>
            </text:list-item>
          </text:list>
        </text:list-item>
        <text:list-item>
          <text:p text:style-name="P27"><text:span text:style-name="Strong_20_Emphasis"><text:span text:style-name="T6">Bonsoir</text:span></text:span><text:span text:style-name="T6"> - Good evening</text:span></text:p>
          <text:list>
            <text:list-item>
              <text:p text:style-name="P28">[bon swa]</text:p>
            </text:list-item>
          </text:list>
        </text:list-item>
        <text:list-item>
          <text:p text:style-name="P27"><text:span text:style-name="Strong_20_Emphasis"><text:span text:style-name="T6">Bonne nuit</text:span></text:span><text:span text:style-name="T6"> - Goodnight</text:span></text:p>
          <text:list>
            <text:list-item>
              <text:p text:style-name="P28">[bonn wi]</text:p>
            </text:list-item>
          </text:list>
        </text:list-item>
        <text:list-item>
          <text:p text:style-name="P27"><text:span text:style-name="Strong_20_Emphasis"><text:span text:style-name="T6">Soir</text:span></text:span><text:span text:style-name="T6"> - Evening</text:span></text:p>
          <text:list>
            <text:list-item>
              <text:p text:style-name="P28">[swa]</text:p>
            </text:list-item>
          </text:list>
        </text:list-item>
      </text:list>
      <text:h text:style-name="P6" text:outline-level="4"/>
      <text:h text:style-name="P14" text:outline-level="4">Introductions</text:h>
      <text:list text:style-name="L2">
        <text:list-item>
          <text:p text:style-name="P48"><text:span text:style-name="Strong_20_Emphasis"><text:span text:style-name="T6">Je m’appelle Christophe.</text:span></text:span><text:span text:style-name="T6"> - I call myself Christopher.</text:span></text:p>
          <text:list>
            <text:list-item>
              <text:p text:style-name="P29">[<text:span text:style-name="T3">xġ</text:span> mah-pel Kristof]</text:p>
            </text:list-item>
          </text:list>
        </text:list-item>
        <text:list-item>
          <text:p text:style-name="P48"><text:span text:style-name="Strong_20_Emphasis"><text:span text:style-name="T6">Comment t’appelles-tu?</text:span></text:span><text:span text:style-name="T6"> - How do you call yourself?</text:span></text:p>
          <text:list>
            <text:list-item>
              <text:p text:style-name="P29">[Kom-mon tah-pel too?]</text:p>
            </text:list-item>
          </text:list>
        </text:list-item>
        <text:list-item>
          <text:p text:style-name="P48"><text:span text:style-name="Strong_20_Emphasis"><text:span text:style-name="T6">Enchanté</text:span></text:span><text:span text:style-name="T6"> (if male) / </text:span><text:span text:style-name="Strong_20_Emphasis"><text:span text:style-name="T6">Enchantée</text:span></text:span><text:span text:style-name="T6"> (if female) - Delighted / Nice to meet you</text:span></text:p>
          <text:list>
            <text:list-item>
              <text:p text:style-name="P29">[on-shan-t<text:span text:style-name="T3">e</text:span>]</text:p>
            </text:list-item>
          </text:list>
        </text:list-item>
      </text:list>
      <text:h text:style-name="P14" text:outline-level="4"/>
      <text:h text:style-name="P14" text:outline-level="4">Conversations</text:h>
      <text:list text:style-name="L3">
        <text:list-item>
          <text:p text:style-name="P49"><text:span text:style-name="Strong_20_Emphasis"><text:span text:style-name="T6">Comment vas-tu?</text:span></text:span><text:span text:style-name="T6"> - How are you?</text:span></text:p>
          <text:list>
            <text:list-item>
              <text:p text:style-name="P30">[kom-mon vah too?]</text:p>
            </text:list-item>
          </text:list>
        </text:list-item>
        <text:list-item>
          <text:p text:style-name="P49"><text:span text:style-name="Strong_20_Emphasis"><text:span text:style-name="T6">Je vais très bien.</text:span></text:span><text:span text:style-name="T6"> - I am very well.</text:span></text:p>
          <text:list>
            <text:list-item>
              <text:p text:style-name="P30">[<text:span text:style-name="T3">xġ</text:span> v<text:span text:style-name="T1">ee</text:span> tray byan]</text:p>
            </text:list-item>
          </text:list>
        </text:list-item>
        <text:list-item>
          <text:p text:style-name="P49"><text:span text:style-name="Strong_20_Emphasis"><text:span text:style-name="T6">Et toi?</text:span></text:span><text:span text:style-name="T6"> - And you?</text:span></text:p>
          <text:list>
            <text:list-item>
              <text:p text:style-name="P30">[<text:span text:style-name="T3">e</text:span> twa?]</text:p>
              <text:p text:style-name="P30"/>
            </text:list-item>
          </text:list>
        </text:list-item>
      </text:list>
      <text:h text:style-name="P14" text:outline-level="4"><text:soft-page-break/>Common Verbs</text:h>
      <text:list text:style-name="L4">
        <text:list-item>
          <text:p text:style-name="P50"><text:span text:style-name="Strong_20_Emphasis"><text:span text:style-name="T6">Vas</text:span></text:span><text:span text:style-name="T6"> - Go</text:span></text:p>
          <text:list>
            <text:list-item>
              <text:p text:style-name="P31">[vah]</text:p>
            </text:list-item>
          </text:list>
        </text:list-item>
      </text:list>
      <text:h text:style-name="P6" text:outline-level="4"/>
      <text:h text:style-name="P14" text:outline-level="4">Farewells</text:h>
      <text:list text:style-name="L5">
        <text:list-item>
          <text:p text:style-name="P51"><text:span text:style-name="Strong_20_Emphasis"><text:span text:style-name="T6">Au revoir</text:span></text:span><text:span text:style-name="T6"> - Goodbye</text:span></text:p>
          <text:list>
            <text:list-item>
              <text:p text:style-name="P32">[o re-vwar]</text:p>
            </text:list-item>
          </text:list>
        </text:list-item>
        <text:list-item>
          <text:p text:style-name="P51"><text:span text:style-name="Strong_20_Emphasis"><text:span text:style-name="T6">À bientôt</text:span></text:span><text:span text:style-name="T6"> - See you soon</text:span></text:p>
          <text:list>
            <text:list-item>
              <text:p text:style-name="P32">[ah bya-to]</text:p>
            </text:list-item>
          </text:list>
        </text:list-item>
        <text:list-item>
          <text:p text:style-name="P51"><text:span text:style-name="Strong_20_Emphasis"><text:span text:style-name="T6">Tôt</text:span></text:span><text:span text:style-name="T6"> - Early</text:span></text:p>
          <text:list>
            <text:list-item>
              <text:p text:style-name="P32">[to]</text:p>
            </text:list-item>
          </text:list>
        </text:list-item>
      </text:list>
      <text:h text:style-name="P14" text:outline-level="4"/>
      <text:h text:style-name="P14" text:outline-level="4">Sample Conversations</text:h>
      <text:list text:style-name="L6">
        <text:list-item>
          <text:p text:style-name="P52"><text:span text:style-name="Strong_20_Emphasis"><text:span text:style-name="T6">Bonjour!</text:span></text:span><text:span text:style-name="T6"><text:line-break/></text:span><text:span text:style-name="Strong_20_Emphasis"><text:span text:style-name="T6">Bonjour!</text:span></text:span><text:span text:style-name="T6"><text:line-break/></text:span><text:span text:style-name="Strong_20_Emphasis"><text:span text:style-name="T6">Comment t'appelles-tu?</text:span></text:span><text:span text:style-name="T6"><text:line-break/></text:span><text:span text:style-name="Strong_20_Emphasis"><text:span text:style-name="T6">Je m'appelle Christopher.</text:span></text:span><text:span text:style-name="T6"><text:line-break/></text:span><text:span text:style-name="Strong_20_Emphasis"><text:span text:style-name="T6">Comment t'appelles-tu?</text:span></text:span><text:span text:style-name="T6"><text:line-break/></text:span><text:span text:style-name="Strong_20_Emphasis"><text:span text:style-name="T6">Je m'appelle Clara. Enchantée.</text:span></text:span></text:p>
        </text:list-item>
        <text:list-item>
          <text:p text:style-name="P52"><text:span text:style-name="Strong_20_Emphasis"><text:span text:style-name="T6">Bonsoir!</text:span></text:span><text:span text:style-name="T6"><text:line-break/></text:span><text:span text:style-name="Strong_20_Emphasis"><text:span text:style-name="T6">Bonsoir!</text:span></text:span><text:span text:style-name="T6"><text:line-break/></text:span><text:span text:style-name="Strong_20_Emphasis"><text:span text:style-name="T6">Comment vas-tu?</text:span></text:span><text:span text:style-name="T6"><text:line-break/></text:span><text:span text:style-name="Strong_20_Emphasis"><text:span text:style-name="T6">Je vais très bien, et toi?</text:span></text:span><text:span text:style-name="T6"><text:line-break/></text:span><text:span text:style-name="Strong_20_Emphasis"><text:span text:style-name="T6">Je vais très bien, merci!</text:span></text:span></text:p>
        </text:list-item>
      </text:list>
      <text:h text:style-name="P14" text:outline-level="4"/>
      <text:h text:style-name="P14" text:outline-level="4">Additional Vocabulary</text:h>
      <text:list text:style-name="L7">
        <text:list-item>
          <text:p text:style-name="P53"><text:span text:style-name="Strong_20_Emphasis"><text:span text:style-name="T6">Entraînement</text:span></text:span><text:span text:style-name="T6"> - Training</text:span></text:p>
          <text:list>
            <text:list-item>
              <text:p text:style-name="P33">[on-tr<text:span text:style-name="T3">e</text:span>n-mon]</text:p>
            </text:list-item>
          </text:list>
        </text:list-item>
      </text:list>
      <text:h text:style-name="P14" text:outline-level="4"/>
      <text:h text:style-name="P14" text:outline-level="4">French Phonology</text:h>
      <text:list text:style-name="L8">
        <text:list-item>
          <text:p text:style-name="P34">'en' sounds as 'on'</text:p>
        </text:list-item>
        <text:list-item>
          <text:p text:style-name="P34">'oi' sounds as 'wa'</text:p>
        </text:list-item>
        <text:list-item>
          <text:p text:style-name="P34">'ai' sounds as '<text:span text:style-name="T1">ee</text:span>'</text:p>
        </text:list-item>
      </text:list>
      <text:p text:style-name="P1"><text:span text:style-name="Strong_20_Emphasis"><text:span text:style-name="T17"/></text:span></text:p>
      <text:p text:style-name="P1"><text:span text:style-name="Strong_20_Emphasis"><text:span text:style-name="T17"/></text:span></text:p>
      <text:p text:style-name="P1"><text:soft-page-break/><text:span text:style-name="Strong_20_Emphasis"><text:span text:style-name="T18">Review</text:span></text:span></text:p>
      <text:p text:style-name="P7">Bonjour. </text:p>
      <text:p text:style-name="P7">Je m'appelle Christophe. </text:p>
      <text:p text:style-name="P7">Comment t'appelles-tu ? </text:p>
      <text:p text:style-name="P7">Enchanté. </text:p>
      <text:p text:style-name="P7">Bonjour. </text:p>
      <text:p text:style-name="P7">Bonsoir. </text:p>
      <text:p text:style-name="P7">Bonne nuit. </text:p>
      <text:p text:style-name="P7">Comment vas-tu ? </text:p>
      <text:p text:style-name="P7">Je vais très bien. </text:p>
      <text:p text:style-name="P7">Et toi ? </text:p>
      <text:p text:style-name="P7">Au revoir. </text:p>
      <text:p text:style-name="P7">À bientôt.</text:p>
      <text:p text:style-name="P8">Merci</text:p>
      <text:p text:style-name="P8"/>
      <text:p text:style-name="P11">________________________________________________________________________________________________</text:p>
      <text:p text:style-name="P9"/>
      <text:h text:style-name="P15" text:outline-level="4">Lesson 2 – Manners</text:h>
      <text:p text:style-name="P2"><text:span text:style-name="Strong_20_Emphasis"><text:span text:style-name="T13">La Politesse <text:s/>(Politeness)</text:span></text:span></text:p>
      <text:p text:style-name="P20"><text:span text:style-name="Strong_20_Emphasis"><text:span text:style-name="T16">[Polites]</text:span></text:span></text:p>
      <text:p text:style-name="P2"><text:span text:style-name="Strong_20_Emphasis"><text:span text:style-name="T6">Basic Politeness</text:span></text:span></text:p>
      <text:list text:style-name="L9">
        <text:list-item>
          <text:p text:style-name="P54"><text:span text:style-name="Strong_20_Emphasis"><text:span text:style-name="T6">S'il te plaît</text:span></text:span><text:span text:style-name="T6"> - Please (informal, one person)</text:span></text:p>
          <text:list>
            <text:list-item>
              <text:p text:style-name="P35">[sil tu ple]</text:p>
            </text:list-item>
          </text:list>
        </text:list-item>
        <text:list-item>
          <text:p text:style-name="P55"><text:span text:style-name="Strong_20_Emphasis"><text:span text:style-name="T6">S'il vous plaît</text:span></text:span><text:span text:style-name="T6"> - Please (formal, or addressing a group)</text:span></text:p>
          <text:list>
            <text:list-item>
              <text:p text:style-name="P35">[sil vu ple]</text:p>
            </text:list-item>
          </text:list>
        </text:list-item>
        <text:list-item>
          <text:p text:style-name="P55"><text:span text:style-name="Strong_20_Emphasis"><text:span text:style-name="T6">te <text:tab/></text:span></text:span><text:span text:style-name="Strong_20_Emphasis"><text:span text:style-name="T12">-&gt;</text:span></text:span><text:span text:style-name="Strong_20_Emphasis"><text:span text:style-name="T6"> </text:span></text:span><text:span text:style-name="Strong_20_Emphasis"><text:span text:style-name="T12">one person</text:span></text:span></text:p>
        </text:list-item>
      </text:list>
      <text:list text:style-name="L10">
        <text:list-item>
          <text:p text:style-name="P47"><text:span text:style-name="T5">vous</text:span><text:span text:style-name="T4"> <text:tab/>-&gt; a group of at least two people, or to be more formal</text:span></text:p>
        </text:list-item>
      </text:list>
      <text:p text:style-name="P2"><text:span text:style-name="Strong_20_Emphasis"><text:span text:style-name="T6"/></text:span></text:p>
      <text:p text:style-name="P2"><text:span text:style-name="Strong_20_Emphasis"><text:span text:style-name="T6">Expressions of Gratitude</text:span></text:span></text:p>
      <text:list text:style-name="L11">
        <text:list-item>
          <text:p text:style-name="P56"><text:span text:style-name="Strong_20_Emphasis"><text:span text:style-name="T6">Merci</text:span></text:span><text:span text:style-name="T6"> - Thanks</text:span></text:p>
          <text:list>
            <text:list-item>
              <text:p text:style-name="P38">[mersi]</text:p>
            </text:list-item>
          </text:list>
        </text:list-item>
        <text:list-item>
          <text:p text:style-name="P56"><text:span text:style-name="Strong_20_Emphasis"><text:span text:style-name="T6">Merci beaucoup</text:span></text:span><text:span text:style-name="T6"> - Thanks a lot</text:span></text:p>
          <text:list>
            <text:list-item>
              <text:p text:style-name="P38">[mersi boku]</text:p>
            </text:list-item>
          </text:list>
        </text:list-item>
      </text:list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oft-page-break/><text:span text:style-name="Strong_20_Emphasis"><text:span text:style-name="T6">Responses to Thanks</text:span></text:span></text:p>
      <text:list text:style-name="L12">
        <text:list-item>
          <text:p text:style-name="P57"><text:span text:style-name="Strong_20_Emphasis"><text:span text:style-name="T6">De rien</text:span></text:span><text:span text:style-name="T6"> - You're welcome / It was nothing</text:span></text:p>
          <text:list>
            <text:list-item>
              <text:p text:style-name="P39">[deh r<text:span text:style-name="T2">j</text:span>an]</text:p>
              <text:p text:style-name="P39"/>
            </text:list-item>
          </text:list>
        </text:list-item>
      </text:list>
      <text:p text:style-name="P2"><text:span text:style-name="Strong_20_Emphasis"><text:span text:style-name="T6">Apologies</text:span></text:span></text:p>
      <text:list text:style-name="L13">
        <text:list-item>
          <text:p text:style-name="P58"><text:span text:style-name="Strong_20_Emphasis"><text:span text:style-name="T6">Pardon</text:span></text:span><text:span text:style-name="T6"> - Sorry (for minor things, like bumping into someone)</text:span></text:p>
        </text:list-item>
        <text:list-item>
          <text:p text:style-name="P58"><text:span text:style-name="Strong_20_Emphasis"><text:span text:style-name="T6">Je suis désolée</text:span></text:span><text:span text:style-name="T6"> (if female) / </text:span><text:span text:style-name="Strong_20_Emphasis"><text:span text:style-name="T6">Je suis désolé</text:span></text:span><text:span text:style-name="T6"> (if male) - I'm sorry (feeling guilty)</text:span></text:p>
          <text:list>
            <text:list-item>
              <text:p text:style-name="P40">[<text:span text:style-name="T19">xġi</text:span> s<text:span text:style-name="T19">wi</text:span> deh-zo-l<text:span text:style-name="T19">e</text:span>]</text:p>
            </text:list-item>
          </text:list>
        </text:list-item>
        <text:list-item>
          <text:p text:style-name="P59"><text:span text:style-name="Strong_20_Emphasis"><text:span text:style-name="T6">Excuse-moi</text:span></text:span><text:span text:style-name="T6"> - Excuse me (informal, one person)</text:span></text:p>
          <text:list>
            <text:list-item>
              <text:p text:style-name="P36">[Exqus mwa]</text:p>
            </text:list-item>
          </text:list>
        </text:list-item>
        <text:list-item>
          <text:p text:style-name="P58"><text:span text:style-name="Strong_20_Emphasis"><text:span text:style-name="T6">Excusez-moi</text:span></text:span><text:span text:style-name="T6"> - Excuse me (formal, or addressing a group)</text:span></text:p>
          <text:list>
            <text:list-item>
              <text:p text:style-name="P36">[Exqu-że mwa]</text:p>
            </text:list-item>
          </text:list>
        </text:list-item>
        <text:list-item>
          <text:p text:style-name="P58"><text:span text:style-name="Strong_20_Emphasis"><text:span text:style-name="T6">Navrée</text:span></text:span><text:span text:style-name="T6"> (if female) / </text:span><text:span text:style-name="Strong_20_Emphasis"><text:span text:style-name="T6">Navré</text:span></text:span><text:span text:style-name="T6"> (if male) - I'm sorry (in sad situations)</text:span></text:p>
          <text:list>
            <text:list-item>
              <text:p text:style-name="P40">[nav-r<text:span text:style-name="T2">ee</text:span>]</text:p>
            </text:list-item>
          </text:list>
        </text:list-item>
        <text:list-item>
          <text:p text:style-name="P58"><text:span text:style-name="Strong_20_Emphasis"><text:span text:style-name="T6">Mes excuses</text:span></text:span><text:span text:style-name="T6"> - My apologies</text:span></text:p>
          <text:list>
            <text:list-item>
              <text:p text:style-name="P40">[m<text:span text:style-name="T2">ee</text:span> <text:span text:style-name="T2">ż</text:span>ex-ku<text:span text:style-name="T19">ż</text:span>]</text:p>
            </text:list-item>
          </text:list>
        </text:list-item>
      </text:list>
      <text:p text:style-name="P2"><text:span text:style-name="Strong_20_Emphasis"><text:span text:style-name="T6">Vocabulary Words</text:span></text:span></text:p>
      <text:list text:style-name="L14">
        <text:list-item>
          <text:p text:style-name="P60"><text:span text:style-name="Strong_20_Emphasis"><text:span text:style-name="T6">Café</text:span></text:span><text:span text:style-name="T6"> - Coffee</text:span></text:p>
          <text:list>
            <text:list-item>
              <text:p text:style-name="P41">[ka-f<text:span text:style-name="T19">e</text:span>]</text:p>
            </text:list-item>
          </text:list>
        </text:list-item>
        <text:list-item>
          <text:p text:style-name="P60"><text:span text:style-name="Strong_20_Emphasis"><text:span text:style-name="T6">Eau</text:span></text:span><text:span text:style-name="T6"> - Water</text:span></text:p>
          <text:list>
            <text:list-item>
              <text:p text:style-name="P41">[oh]</text:p>
            </text:list-item>
          </text:list>
        </text:list-item>
        <text:list-item>
          <text:p text:style-name="P60"><text:span text:style-name="Strong_20_Emphasis"><text:span text:style-name="T6">Bière</text:span></text:span><text:span text:style-name="T6"> - Beer</text:span></text:p>
          <text:list>
            <text:list-item>
              <text:p text:style-name="P41">[b<text:span text:style-name="T19">je-r</text:span>r]</text:p>
            </text:list-item>
          </text:list>
        </text:list-item>
      </text:list>
      <text:p text:style-name="P2"><text:span text:style-name="Strong_20_Emphasis"><text:span text:style-name="T6">Requests</text:span></text:span></text:p>
      <text:list text:style-name="L15">
        <text:list-item>
          <text:p text:style-name="P61"><text:span text:style-name="Strong_20_Emphasis"><text:span text:style-name="T6">Puis-je avoir...?</text:span></text:span><text:span text:style-name="T6"> - Can I have...? / May I have...?</text:span></text:p>
          <text:list>
            <text:list-item>
              <text:p text:style-name="P42">[ pw<text:span text:style-name="T19">i</text:span> <text:span text:style-name="T19">xġha</text:span>-vwa ]</text:p>
            </text:list-item>
          </text:list>
        </text:list-item>
      </text:list>
      <text:p text:style-name="P2"><text:span text:style-name="Strong_20_Emphasis"><text:span text:style-name="T6">French Phonology</text:span></text:span></text:p>
      <text:list text:style-name="L16">
        <text:list-item>
          <text:p text:style-name="P62"><text:span text:style-name="Strong_20_Emphasis"><text:span text:style-name="T6">'eau'</text:span></text:span><text:span text:style-name="T6"> sounds as 'oo'</text:span></text:p>
        </text:list-item>
        <text:list-item>
          <text:p text:style-name="P62"><text:span text:style-name="Strong_20_Emphasis"><text:span text:style-name="T6">'ou'</text:span></text:span><text:span text:style-name="T6"> sounds as 'uu'</text:span></text:p>
        </text:list-item>
      </text:list>
      <text:p text:style-name="P2"><text:span text:style-name="Strong_20_Emphasis"><text:span text:style-name="T6"/></text:span></text:p>
      <text:p text:style-name="P2"><text:soft-page-break/><text:span text:style-name="Strong_20_Emphasis"><text:span text:style-name="T6">Exercises</text:span></text:span></text:p>
      <text:list text:style-name="L17">
        <text:list-item>
          <text:p text:style-name="P63"><text:span text:style-name="Strong_20_Emphasis"><text:span text:style-name="T6">Scenario Practice</text:span></text:span></text:p>
          <text:list>
            <text:list-item>
              <text:p text:style-name="P63"><text:span text:style-name="Strong_20_Emphasis"><text:span text:style-name="T6">In a store, you accidentally nudge someone.</text:span></text:span><text:span text:style-name="T6"> Say: "Pardon" or "Excusez-moi."</text:span></text:p>
            </text:list-item>
            <text:list-item>
              <text:p text:style-name="P63"><text:span text:style-name="Strong_20_Emphasis"><text:span text:style-name="T6">In a restaurant needing the waiter's attention for more water.</text:span></text:span><text:span text:style-name="T6"> Say: "Excusez-moi."</text:span></text:p>
            </text:list-item>
            <text:list-item>
              <text:p text:style-name="P63"><text:span text:style-name="Strong_20_Emphasis"><text:span text:style-name="T6">You ate your roommate’s last cookie unknowingly.</text:span></text:span><text:span text:style-name="T6"> Say: "Je suis désolé(e)."</text:span></text:p>
            </text:list-item>
          </text:list>
        </text:list-item>
      </text:list>
      <text:p text:style-name="P10"/>
      <text:p text:style-name="P2"><text:span text:style-name="Strong_20_Emphasis"><text:span text:style-name="T13">Dialogue Writing</text:span></text:span><text:span text:style-name="T6"> <text:s/></text:span></text:p>
      <text:p text:style-name="P2"><text:span text:style-name="Strong_20_Emphasis"><text:span text:style-name="T6">Customer</text:span></text:span><text:span text:style-name="T6">: Bonjour!<text:line-break/></text:span><text:span text:style-name="Strong_20_Emphasis"><text:span text:style-name="T6">Shopkeeper</text:span></text:span><text:span text:style-name="T6">: Bonjour!</text:span></text:p>
      <text:p text:style-name="P2"><text:span text:style-name="Strong_20_Emphasis"><text:span text:style-name="T6">Customer</text:span></text:span><text:span text:style-name="T6">: Un café et une eau, s'il vous plaît.<text:line-break/></text:span><text:span text:style-name="Strong_20_Emphasis"><text:span text:style-name="T6">Shopkeeper</text:span></text:span><text:span text:style-name="T6">: Voilà votre café et votre eau.</text:span></text:p>
      <text:p text:style-name="P2"><text:span text:style-name="Strong_20_Emphasis"><text:span text:style-name="T6">Customer</text:span></text:span><text:span text:style-name="T6">: Merci.<text:line-break/></text:span><text:span text:style-name="Strong_20_Emphasis"><text:span text:style-name="T6">Shopkeeper</text:span></text:span><text:span text:style-name="T6">: De rien.</text:span></text:p>
      <text:p text:style-name="P3"><text:span text:style-name="Strong_20_Emphasis"><text:span text:style-name="T6">Customer</text:span></text:span><text:span text:style-name="T6">: Au revoir!<text:line-break/></text:span><text:span text:style-name="Strong_20_Emphasis"><text:span text:style-name="T6">Shopkeeper</text:span></text:span><text:span text:style-name="T6">: Au revoir!</text:span></text:p>
      <text:p text:style-name="P19"><text:span text:style-name="T4"/></text:p>
      <text:p text:style-name="P19"><text:span text:style-name="T4"/></text:p>
      <text:p text:style-name="P17">Review:</text:p>
      <text:p text:style-name="P21"><text:span text:style-name="Strong_20_Emphasis"><text:span text:style-name="T12">S'il te plaît.</text:span></text:span></text:p>
      <text:p text:style-name="P21"><text:span text:style-name="Strong_20_Emphasis"><text:span text:style-name="T12">S'il vous plaît.</text:span></text:span></text:p>
      <text:p text:style-name="P21"><text:span text:style-name="Strong_20_Emphasis"><text:span text:style-name="T12">Merci.</text:span></text:span></text:p>
      <text:p text:style-name="P21"><text:span text:style-name="Strong_20_Emphasis"><text:span text:style-name="T12">Merci beaucoup.</text:span></text:span></text:p>
      <text:p text:style-name="P21"><text:span text:style-name="Strong_20_Emphasis"><text:span text:style-name="T12">De rien.</text:span></text:span></text:p>
      <text:p text:style-name="P21"><text:span text:style-name="Strong_20_Emphasis"><text:span text:style-name="T12">Pardon.</text:span></text:span></text:p>
      <text:p text:style-name="P21"><text:span text:style-name="Strong_20_Emphasis"><text:span text:style-name="T12">Je suis désolé(e).</text:span></text:span></text:p>
      <text:p text:style-name="P21"><text:span text:style-name="Strong_20_Emphasis"><text:span text:style-name="T12">Excuse-moi.</text:span></text:span></text:p>
      <text:p text:style-name="P21"><text:span text:style-name="Strong_20_Emphasis"><text:span text:style-name="T12">Excusez-moi.</text:span></text:span></text:p>
      <text:p text:style-name="P21"><text:span text:style-name="Strong_20_Emphasis"><text:span text:style-name="T12">Navré(e).</text:span></text:span></text:p>
      <text:p text:style-name="P21"><text:span text:style-name="Strong_20_Emphasis"><text:span text:style-name="T12">Mes excuses.</text:span></text:span></text:p>
      <text:p text:style-name="P21"><text:span text:style-name="Strong_20_Emphasis"><text:span text:style-name="T12">Café.</text:span></text:span></text:p>
      <text:p text:style-name="P21"><text:span text:style-name="Strong_20_Emphasis"><text:span text:style-name="T12">Eau.</text:span></text:span></text:p>
      <text:p text:style-name="P21"><text:span text:style-name="Strong_20_Emphasis"><text:span text:style-name="T12">Bière.</text:span></text:span></text:p>
      <text:p text:style-name="P21"><text:span text:style-name="Strong_20_Emphasis"><text:span text:style-name="T12">Puis-je avoir...?</text:span></text:span></text:p>
      <text:p text:style-name="P4"><text:span text:style-name="Strong_20_Emphasis"><text:span text:style-name="T6"/></text:span></text:p>
      <text:p text:style-name="P11">________________________________________________________________________________________________</text:p>
      <text:p text:style-name="P11"/>
      <text:h text:style-name="P23" text:outline-level="4"><text:soft-page-break/><text:span text:style-name="T14">Les</text:span><text:span text:style-name="T15">son 5 – Food</text:span></text:h>
      <text:h text:style-name="P24" text:outline-level="4"><text:span text:style-name="T32">Foods and Ingredients</text:span></text:h>
      <text:list text:style-name="L44">
        <text:list-item>
          <text:p text:style-name="P87"><text:span text:style-name="Strong_20_Emphasis"><text:span text:style-name="T8">la nourriture</text:span></text:span><text:span text:style-name="T8"> <text:tab/><text:tab/>[la nu-ri-tu]: the food</text:span></text:p>
        </text:list-item>
      </text:list>
      <text:list text:style-name="L30">
        <text:list-item>
          <text:p text:style-name="P72"><text:span text:style-name="Strong_20_Emphasis"><text:span text:style-name="T9">du riz</text:span></text:span><text:span text:style-name="T9"> <text:tab/><text:tab/><text:tab/>[ du r</text:span><text:span text:style-name="T10">i </text:span><text:span text:style-name="T9">]: some rice</text:span></text:p>
        </text:list-item>
      </text:list>
      <text:list text:style-name="L31">
        <text:list-item>
          <text:p text:style-name="P73"><text:span text:style-name="Strong_20_Emphasis"><text:span text:style-name="T9">un œuf</text:span></text:span><text:span text:style-name="T9"> <text:tab/><text:tab/>[ </text:span><text:span text:style-name="T10">qa n_e</text:span><text:span text:style-name="T9">f ]: an egg</text:span></text:p>
        </text:list-item>
      </text:list>
      <text:list text:style-name="L32">
        <text:list-item>
          <text:p text:style-name="P74"><text:span text:style-name="Strong_20_Emphasis"><text:span text:style-name="T9">la viande</text:span></text:span><text:span text:style-name="T9"> <text:tab/><text:tab/>[ la vy</text:span><text:span text:style-name="T10">o</text:span><text:span text:style-name="T9">n-d ]: the meat</text:span></text:p>
        </text:list-item>
      </text:list>
      <text:list text:style-name="L33">
        <text:list-item>
          <text:p text:style-name="P75"><text:span text:style-name="Strong_20_Emphasis"><text:span text:style-name="T9">du porc</text:span></text:span><text:span text:style-name="T9"> <text:tab/><text:tab/>[ du po</text:span><text:span text:style-name="T10">r </text:span><text:span text:style-name="T9">]: some pork</text:span></text:p>
        </text:list-item>
      </text:list>
      <text:list text:style-name="L34">
        <text:list-item>
          <text:p text:style-name="P76"><text:span text:style-name="Strong_20_Emphasis"><text:span text:style-name="T9">du poulet</text:span></text:span><text:span text:style-name="T9"> <text:tab/><text:tab/>[ du p</text:span><text:span text:style-name="T10">u</text:span><text:span text:style-name="T9">-l</text:span><text:span text:style-name="T10">e </text:span><text:span text:style-name="T9">]: some chicken</text:span></text:p>
        </text:list-item>
      </text:list>
      <text:list text:style-name="L35">
        <text:list-item>
          <text:p text:style-name="P77"><text:span text:style-name="Strong_20_Emphasis"><text:span text:style-name="T9">du bœuf</text:span></text:span><text:span text:style-name="T9"> <text:tab/><text:tab/>[ du b</text:span><text:span text:style-name="T10">qe</text:span><text:span text:style-name="T9">f ]: some beef</text:span></text:p>
        </text:list-item>
      </text:list>
      <text:list text:style-name="L36">
        <text:list-item>
          <text:p text:style-name="P78"><text:span text:style-name="Strong_20_Emphasis"><text:span text:style-name="T9">du poisson</text:span></text:span><text:span text:style-name="T9"> <text:tab/><text:tab/>[ du pwa-son ]: some fish</text:span></text:p>
        </text:list-item>
      </text:list>
      <text:list text:style-name="L37">
        <text:list-item>
          <text:p text:style-name="P79"><text:span text:style-name="Strong_20_Emphasis"><text:span text:style-name="T9">des légumes</text:span></text:span><text:span text:style-name="T9"> <text:tab/><text:tab/>[ d</text:span><text:span text:style-name="T10">e</text:span><text:span text:style-name="T9"> l</text:span><text:span text:style-name="T10">ee</text:span><text:span text:style-name="T9">-gum ]: some vegetables</text:span></text:p>
        </text:list-item>
      </text:list>
      <text:list text:style-name="L38">
        <text:list-item>
          <text:p text:style-name="P80"><text:span text:style-name="Strong_20_Emphasis"><text:span text:style-name="T9">la laitue</text:span></text:span><text:span text:style-name="T9"> <text:tab/><text:tab/>[ la l</text:span><text:span text:style-name="T10">ee</text:span><text:span text:style-name="T9">-</text:span><text:span text:style-name="T10">ċu </text:span><text:span text:style-name="T9">]: the lettuce</text:span></text:p>
        </text:list-item>
      </text:list>
      <text:list text:style-name="L39">
        <text:list-item>
          <text:p text:style-name="P81"><text:span text:style-name="Strong_20_Emphasis"><text:span text:style-name="T9">un oignon</text:span></text:span><text:span text:style-name="T9"> <text:tab/><text:tab/>[ </text:span><text:span text:style-name="T10">qa</text:span><text:span text:style-name="T9"> o-nyo ]: an onion</text:span></text:p>
        </text:list-item>
      </text:list>
      <text:list text:style-name="L40">
        <text:list-item>
          <text:p text:style-name="P82"><text:span text:style-name="Strong_20_Emphasis"><text:span text:style-name="T9">de l'ail</text:span></text:span><text:span text:style-name="T9"> <text:tab/><text:tab/>[ duh l</text:span><text:span text:style-name="T10">aj </text:span><text:span text:style-name="T9">]: some garlic</text:span></text:p>
        </text:list-item>
      </text:list>
      <text:list text:style-name="L41">
        <text:list-item>
          <text:p text:style-name="P83"><text:span text:style-name="Strong_20_Emphasis"><text:span text:style-name="T9">un poivron</text:span></text:span><text:span text:style-name="T9"> <text:tab/><text:tab/>[</text:span><text:span text:style-name="T10">qa</text:span><text:span text:style-name="T9"> pwa-vro ]: a bell pepper</text:span></text:p>
        </text:list-item>
      </text:list>
      <text:list text:style-name="L42">
        <text:list-item>
          <text:p text:style-name="P84"><text:span text:style-name="Strong_20_Emphasis"><text:span text:style-name="T9">une carotte</text:span></text:span><text:span text:style-name="T9"> <text:tab/><text:tab/>[ un ka-rot ]: a carrot</text:span></text:p>
        </text:list-item>
      </text:list>
      <text:list text:style-name="L43">
        <text:list-item>
          <text:p text:style-name="P85"><text:span text:style-name="Strong_20_Emphasis"><text:span text:style-name="T9">une tomate</text:span></text:span><text:span text:style-name="T9"> <text:tab/><text:tab/>[un to-mat]: a tomato</text:span></text:p>
          <text:p text:style-name="P85"><text:span text:style-name="T9"/></text:p>
        </text:list-item>
      </text:list>
      <text:h text:style-name="P25" text:outline-level="4">Fruits and Beverages</text:h>
      <text:list text:continue-numbering="true" text:style-name="L43">
        <text:list-item>
          <text:p text:style-name="P85"><text:span text:style-name="Strong_20_Emphasis"><text:span text:style-name="T9">les fruits</text:span></text:span><text:span text:style-name="T9"> <text:tab/><text:tab/>[ l</text:span><text:span text:style-name="T10">e</text:span><text:span text:style-name="T9"> fw</text:span><text:span text:style-name="T10">ii </text:span><text:span text:style-name="T9">]: the fruits</text:span></text:p>
        </text:list-item>
        <text:list-item>
          <text:p text:style-name="P85"><text:span text:style-name="Strong_20_Emphasis"><text:span text:style-name="T9">une pomme</text:span></text:span><text:span text:style-name="T9"> <text:tab/><text:tab/>[ un pom ]: an apple</text:span></text:p>
        </text:list-item>
        <text:list-item>
          <text:p text:style-name="P85"><text:span text:style-name="Strong_20_Emphasis"><text:span text:style-name="T9">une banane</text:span></text:span><text:span text:style-name="T9"> <text:tab/><text:tab/>[un ba-nan]: a banana</text:span></text:p>
        </text:list-item>
        <text:list-item>
          <text:p text:style-name="P85"><text:span text:style-name="Strong_20_Emphasis"><text:span text:style-name="T9">un ananas</text:span></text:span><text:span text:style-name="T9"> <text:tab/><text:tab/>[</text:span><text:span text:style-name="T10">qa </text:span><text:span text:style-name="T9">an-an-as]: a pineapple</text:span></text:p>
        </text:list-item>
        <text:list-item>
          <text:p text:style-name="P85"><text:span text:style-name="Strong_20_Emphasis"><text:span text:style-name="T9">une fraise</text:span></text:span><text:span text:style-name="T9"> </text:span><text:span text:style-name="T10"><text:tab/><text:tab/></text:span><text:span text:style-name="T9">[un fr</text:span><text:span text:style-name="T10">eż</text:span><text:span text:style-name="T9">]: a strawberry</text:span></text:p>
        </text:list-item>
        <text:list-item>
          <text:p text:style-name="P85"><text:span text:style-name="Strong_20_Emphasis"><text:span text:style-name="T9">des raisins</text:span></text:span><text:span text:style-name="T9"> <text:tab/><text:tab/>[d</text:span><text:span text:style-name="T10">e</text:span><text:span text:style-name="T9"> r</text:span><text:span text:style-name="T10">i</text:span><text:span text:style-name="T9">-</text:span><text:span text:style-name="T10">ż</text:span><text:span text:style-name="T9">a]: some grapes</text:span></text:p>
        </text:list-item>
        <text:list-item>
          <text:p text:style-name="P85"><text:span text:style-name="Strong_20_Emphasis"><text:span text:style-name="T9">la boisson</text:span></text:span><text:span text:style-name="T9"> <text:tab/><text:tab/>[la bwa-son]: the drink</text:span></text:p>
        </text:list-item>
        <text:list-item>
          <text:p text:style-name="P85"><text:span text:style-name="Strong_20_Emphasis"><text:span text:style-name="T9">le lait</text:span></text:span><text:span text:style-name="T9"> <text:tab/><text:tab/><text:tab/>[luh l</text:span><text:span text:style-name="T10">ee</text:span><text:span text:style-name="T9">]: the milk</text:span></text:p>
        </text:list-item>
        <text:list-item>
          <text:p text:style-name="P85"><text:span text:style-name="Strong_20_Emphasis"><text:span text:style-name="T9">du thé</text:span></text:span><text:span text:style-name="T9"> <text:tab/><text:tab/>[du t</text:span><text:span text:style-name="T10">ee</text:span><text:span text:style-name="T9">]: some tea</text:span></text:p>
        </text:list-item>
        <text:list-item>
          <text:p text:style-name="P85"><text:span text:style-name="Strong_20_Emphasis"><text:span text:style-name="T9">du sucre</text:span></text:span><text:span text:style-name="T9"> <text:tab/><text:tab/>[du sukr]: some sugar</text:span></text:p>
        </text:list-item>
        <text:list-item>
          <text:p text:style-name="P85"><text:span text:style-name="Strong_20_Emphasis"><text:span text:style-name="T9">du miel</text:span></text:span><text:span text:style-name="T9"> <text:tab/><text:tab/>[du myel]: some honey</text:span></text:p>
        </text:list-item>
      </text:list>
      <text:h text:style-name="P25" text:outline-level="4"><text:soft-page-break/>Phrases for Ordering</text:h>
      <text:list text:continue-numbering="true" text:style-name="L43">
        <text:list-item>
          <text:p text:style-name="P85"><text:span text:style-name="Strong_20_Emphasis"><text:span text:style-name="T9">J'aimerais...</text:span></text:span><text:span text:style-name="T9"> <text:tab/><text:tab/>[ </text:span><text:span text:style-name="T11">xġj-</text:span><text:span text:style-name="T9">m</text:span><text:span text:style-name="T11">qu</text:span><text:span text:style-name="T9">-r</text:span><text:span text:style-name="T11">ee </text:span><text:span text:style-name="T9">]: I would like...</text:span></text:p>
        </text:list-item>
        <text:list-item>
          <text:p text:style-name="P85"><text:span text:style-name="Strong_20_Emphasis"><text:span text:style-name="T9">Avec...</text:span></text:span><text:span text:style-name="T9"> <text:tab/><text:tab/>[a-vek]: with...</text:span></text:p>
          <text:p text:style-name="P85"><text:span text:style-name="T9"/></text:p>
        </text:list-item>
      </text:list>
      <text:h text:style-name="P25" text:outline-level="4">Example Sentences</text:h>
      <text:list text:continue-numbering="true" text:style-name="L43">
        <text:list-item>
          <text:p text:style-name="P86"><text:span text:style-name="Strong_20_Emphasis"><text:span text:style-name="T9">J'aimerais du riz, avec du poulet, et des poivrons.</text:span></text:span><text:span text:style-name="T9"> </text:span></text:p>
        </text:list-item>
      </text:list>
      <text:p text:style-name="P88"><text:span text:style-name="T9">[ </text:span><text:span text:style-name="T11">xġj-</text:span><text:span text:style-name="T9">m</text:span><text:span text:style-name="T11">qu</text:span><text:span text:style-name="T9">-r</text:span><text:span text:style-name="T11">ee </text:span><text:span text:style-name="T9"><text:s/>du <text:s/>r</text:span><text:span text:style-name="T11">ii</text:span><text:span text:style-name="T9">, <text:s text:c="2"/>avek du p</text:span><text:span text:style-name="T11">ule</text:span><text:span text:style-name="T9">, <text:s/></text:span><text:span text:style-name="T11">e </text:span><text:span text:style-name="T9">d</text:span><text:span text:style-name="T11">e</text:span><text:span text:style-name="T9"> pwa-vro ]: </text:span></text:p>
      <text:p text:style-name="P88"><text:span text:style-name="T9">I would like some rice, with chicken, and some bell peppers.</text:span></text:p>
      <text:list text:continue-numbering="true" text:style-name="L43">
        <text:list-item>
          <text:p text:style-name="P86"><text:span text:style-name="Strong_20_Emphasis"><text:span text:style-name="T9">J'aimerais une pomme, avec du lait, et du miel.</text:span></text:span><text:span text:style-name="T9"> </text:span></text:p>
        </text:list-item>
      </text:list>
      <text:p text:style-name="P88"><text:span text:style-name="T9">[ </text:span><text:span text:style-name="T11">xġj-</text:span><text:span text:style-name="T9">m</text:span><text:span text:style-name="T11">qu</text:span><text:span text:style-name="T9">-r</text:span><text:span text:style-name="T11">ee</text:span><text:span text:style-name="T9"> un pom, avek du l</text:span><text:span text:style-name="T11">ee</text:span><text:span text:style-name="T9">, </text:span><text:span text:style-name="T11">e</text:span><text:span text:style-name="T9"> du myel ]: </text:span></text:p>
      <text:p text:style-name="P88"><text:span text:style-name="T9">I would like an apple, with milk, and honey.</text:span></text:p>
      <text:p text:style-name="P11"/>
      <text:p text:style-name="P11"/>
      <text:p text:style-name="P12">________________________________________________________________________________________________</text:p>
      <text:p text:style-name="P46"/>
      <text:p text:style-name="P45"/>
      <text:h text:style-name="P22" text:outline-level="4">Lesson <text:span text:style-name="T31">7</text:span> – <text:span text:style-name="T22">Animals</text:span></text:h>
      <text:p text:style-name="P45"/>
      <text:p text:style-name="P64"><text:span text:style-name="Strong_20_Emphasis"><text:span text:style-name="T24">animaux</text:span></text:span><text:span text:style-name="T24"> <text:tab/><text:tab/><text:tab/>[ani-mo]: animals</text:span></text:p>
      <text:p text:style-name="P2"><text:span text:style-name="Strong_20_Emphasis"><text:span text:style-name="T28">Les animaux</text:span></text:span><text:span text:style-name="T28"> <text:tab/><text:tab/>[le </text:span><text:span text:style-name="T29">ż</text:span><text:span text:style-name="T28">a-ni-mo]: the animals</text:span></text:p>
      <text:p text:style-name="P2"><text:span text:style-name="Strong_20_Emphasis"><text:span text:style-name="T28">animal(e)</text:span></text:span><text:span text:style-name="T28"> <text:tab/><text:tab/><text:tab/>[a-ni-mal] (male) [a-ni-mal] (female): animal (male) / animal (female)</text:span></text:p>
      <text:p text:style-name="P2"><text:span text:style-name="Strong_20_Emphasis"><text:span text:style-name="T28">l'animal</text:span></text:span><text:span text:style-name="T28"> <text:tab/><text:tab/><text:tab/>[la-ni-mal]: the animal</text:span></text:p>
      <text:p text:style-name="P2"><text:span text:style-name="T28"/></text:p>
      <text:p text:style-name="P2"><text:span text:style-name="Strong_20_Emphasis"><text:span text:style-name="T28">un chat</text:span></text:span><text:span text:style-name="T28"> <text:tab/><text:tab/><text:tab/>[</text:span><text:span text:style-name="T29">qa</text:span><text:span text:style-name="T28"> sha]: a cat (male)</text:span></text:p>
      <text:p text:style-name="P2"><text:span text:style-name="Strong_20_Emphasis"><text:span text:style-name="T28">une chatte</text:span></text:span><text:span text:style-name="T28"> <text:tab/><text:tab/><text:tab/>[un shat]: a cat (female)</text:span></text:p>
      <text:p text:style-name="P2"><text:span text:style-name="T28"/></text:p>
      <text:p text:style-name="P2"><text:span text:style-name="Strong_20_Emphasis"><text:span text:style-name="T28">un chien</text:span></text:span><text:span text:style-name="T28"> <text:tab/><text:tab/><text:tab/>[</text:span><text:span text:style-name="T29">qa</text:span><text:span text:style-name="T28"> shye</text:span><text:span text:style-name="T29">aa</text:span><text:span text:style-name="T28">]: a dog (male)</text:span></text:p>
      <text:p text:style-name="P2"><text:span text:style-name="Strong_20_Emphasis"><text:span text:style-name="T28">une chienne</text:span></text:span><text:span text:style-name="T28"> <text:tab/><text:tab/><text:tab/>[un shyehn</text:span><text:span text:style-name="T29">n</text:span><text:span text:style-name="T28">]: a dog (female)</text:span></text:p>
      <text:p text:style-name="P2"><text:span text:style-name="T28"/></text:p>
      <text:p text:style-name="P2"><text:span text:style-name="Strong_20_Emphasis"><text:span text:style-name="T28">un oiseau</text:span></text:span><text:span text:style-name="T28"> <text:tab/><text:tab/><text:tab/>[</text:span><text:span text:style-name="T29">qa</text:span><text:span text:style-name="T28"> wah-</text:span><text:span text:style-name="T29">ż</text:span><text:span text:style-name="T28">o]: a bird</text:span></text:p>
      <text:p text:style-name="P2"><text:span text:style-name="T28"/></text:p>
      <text:p text:style-name="P2"><text:soft-page-break/><text:span text:style-name="Strong_20_Emphasis"><text:span text:style-name="T28">un éléphant<text:tab/><text:tab/><text:tab/></text:span></text:span><text:span text:style-name="T28"> [</text:span><text:span text:style-name="T29">qa</text:span><text:span text:style-name="T28"> e-le-fa</text:span><text:span text:style-name="T29">a</text:span><text:span text:style-name="T28">]: an elephant (male)</text:span></text:p>
      <text:p text:style-name="P2"><text:span text:style-name="Strong_20_Emphasis"><text:span text:style-name="T28">une éléphante</text:span></text:span><text:span text:style-name="T28"> <text:tab/><text:tab/>[un e-le-fant</text:span><text:span text:style-name="T29">t</text:span><text:span text:style-name="T28">]: an elephant (female)</text:span></text:p>
      <text:p text:style-name="P2"><text:span text:style-name="T28"/></text:p>
      <text:p text:style-name="P2"><text:span text:style-name="Strong_20_Emphasis"><text:span text:style-name="T28">un lion</text:span></text:span><text:span text:style-name="T28"> <text:tab/><text:tab/><text:tab/>[</text:span><text:span text:style-name="T29">qa</text:span><text:span text:style-name="T28"> lyo]: a lion (male)</text:span></text:p>
      <text:p text:style-name="P2"><text:span text:style-name="Strong_20_Emphasis"><text:span text:style-name="T28">une lionne</text:span></text:span><text:span text:style-name="T28"> <text:tab/><text:tab/><text:tab/>[un lyon]: a lioness</text:span></text:p>
      <text:p text:style-name="P2"><text:span text:style-name="T28"/></text:p>
      <text:p text:style-name="P2"><text:span text:style-name="Strong_20_Emphasis"><text:span text:style-name="T28">un ours</text:span></text:span><text:span text:style-name="T28"> <text:tab/><text:tab/><text:tab/>[</text:span><text:span text:style-name="T29">qa</text:span><text:span text:style-name="T28"> </text:span><text:span text:style-name="T29">quss</text:span><text:span text:style-name="T28">]: a bear (male)</text:span></text:p>
      <text:p text:style-name="P2"><text:span text:style-name="Strong_20_Emphasis"><text:span text:style-name="T28">une ourse</text:span></text:span><text:span text:style-name="T28"> <text:tab/><text:tab/><text:tab/>[un </text:span><text:span text:style-name="T29">quss</text:span><text:span text:style-name="T28">]: a bear (female)</text:span></text:p>
      <text:p text:style-name="P2"><text:span text:style-name="T28"/></text:p>
      <text:p text:style-name="P2"><text:span text:style-name="Strong_20_Emphasis"><text:span text:style-name="T28">un cheval</text:span></text:span><text:span text:style-name="T28"> <text:tab/><text:tab/><text:tab/>[</text:span><text:span text:style-name="T29">qa</text:span><text:span text:style-name="T28"> sha-val]: a horse (male)</text:span></text:p>
      <text:p text:style-name="P2"><text:span text:style-name="Strong_20_Emphasis"><text:span text:style-name="T28">une jument</text:span></text:span><text:span text:style-name="T28"> <text:tab/><text:tab/><text:tab/>[un </text:span><text:span text:style-name="T29">xjġ</text:span><text:span text:style-name="T28">-</text:span><text:span text:style-name="T29">mol</text:span><text:span text:style-name="T28">]: a mare</text:span></text:p>
      <text:p text:style-name="P2"><text:span text:style-name="T28"/></text:p>
      <text:p text:style-name="P2"><text:span text:style-name="Strong_20_Emphasis"><text:span text:style-name="T28">des chevaux</text:span></text:span><text:span text:style-name="T28"> <text:tab/><text:tab/>[de sh</text:span><text:span text:style-name="T30">u</text:span><text:span text:style-name="T28">-vo]: some horses</text:span></text:p>
      <text:p text:style-name="P2"><text:span text:style-name="Strong_20_Emphasis"><text:span text:style-name="T28">les chevaux</text:span></text:span><text:span text:style-name="T28"> <text:tab/><text:tab/><text:tab/>[le sh</text:span><text:span text:style-name="T30">u</text:span><text:span text:style-name="T28">-vo]: the horses</text:span></text:p>
      <text:p text:style-name="P2"><text:span text:style-name="Strong_20_Emphasis"><text:span text:style-name="T28">un tigre</text:span></text:span><text:span text:style-name="T28"> <text:tab/><text:tab/><text:tab/>[</text:span><text:span text:style-name="T30">qa</text:span><text:span text:style-name="T28"> tee-</text:span><text:span text:style-name="T30">ġ</text:span><text:span text:style-name="T28">r]: a tiger (male)</text:span></text:p>
      <text:p text:style-name="P2"><text:span text:style-name="Strong_20_Emphasis"><text:span text:style-name="T28">une tigresse</text:span></text:span><text:span text:style-name="T28"> <text:tab/><text:tab/>[un tee-</text:span><text:span text:style-name="T30">ġ</text:span><text:span text:style-name="T28">ress]: a tigress</text:span></text:p>
      <text:p text:style-name="P2"><text:span text:style-name="Strong_20_Emphasis"><text:span text:style-name="T28"/></text:span></text:p>
      <text:p text:style-name="P2"><text:span text:style-name="Strong_20_Emphasis"><text:span text:style-name="T28">un taureau</text:span></text:span><text:span text:style-name="T28"> <text:tab/><text:tab/><text:tab/>[</text:span><text:span text:style-name="T30">qa</text:span><text:span text:style-name="T28"> to-ro]: a bull</text:span></text:p>
      <text:p text:style-name="P2"><text:span text:style-name="Strong_20_Emphasis"><text:span text:style-name="T28">une vache</text:span></text:span><text:span text:style-name="T28"> <text:tab/><text:tab/><text:tab/>[un vash]: a cow</text:span></text:p>
      <text:p text:style-name="P2"><text:span text:style-name="T28"/></text:p>
      <text:p text:style-name="P2"><text:span text:style-name="Strong_20_Emphasis"><text:span text:style-name="T28">une tortue</text:span></text:span><text:span text:style-name="T28"> <text:tab/><text:tab/><text:tab/>[un tor-t</text:span><text:span text:style-name="T30">u</text:span><text:span text:style-name="T28">]: a turtle</text:span></text:p>
      <text:p text:style-name="P2"><text:span text:style-name="T28"/></text:p>
      <text:p text:style-name="P2"><text:span text:style-name="Strong_20_Emphasis"><text:span text:style-name="T28">un cochon</text:span></text:span><text:span text:style-name="T28"> <text:tab/><text:tab/><text:tab/>[</text:span><text:span text:style-name="T30">qa</text:span><text:span text:style-name="T28"> ko-shon]: a pig</text:span></text:p>
      <text:p text:style-name="P2"><text:span text:style-name="T28"/></text:p>
      <text:p text:style-name="P67"><text:span text:style-name="Strong_20_Emphasis"><text:span text:style-name="T28">un mouton</text:span></text:span><text:span text:style-name="T28"> <text:tab/><text:tab/><text:tab/>[</text:span><text:span text:style-name="T30">qa</text:span><text:span text:style-name="T28"> moo-ton]: a sheep (male)</text:span></text:p>
      <text:p text:style-name="P2"><text:span text:style-name="Strong_20_Emphasis"><text:span text:style-name="T28">une brebis</text:span></text:span><text:span text:style-name="T28"> <text:tab/><text:tab/><text:tab/>[un bre-b</text:span><text:span text:style-name="T30">ii </text:span><text:span text:style-name="T28">]: a sheep (female)</text:span></text:p>
      <text:p text:style-name="P2"><text:span text:style-name="T28"/></text:p>
      <text:p text:style-name="P2"><text:span text:style-name="Strong_20_Emphasis"><text:span text:style-name="T28">un canard</text:span></text:span><text:span text:style-name="T28"> <text:tab/><text:tab/><text:tab/>[</text:span><text:span text:style-name="T30">qa</text:span><text:span text:style-name="T28"> ka-nar]: a duck (male)</text:span></text:p>
      <text:p text:style-name="P2"><text:span text:style-name="Strong_20_Emphasis"><text:span text:style-name="T28">une cane</text:span></text:span><text:span text:style-name="T28"> <text:tab/><text:tab/><text:tab/>[un kan]: a duck (female)</text:span></text:p>
      <text:p text:style-name="P2"><text:soft-page-break/><text:span text:style-name="T28"/></text:p>
      <text:h text:style-name="P25" text:outline-level="4">Actions:</text:h>
      <text:p text:style-name="P2"><text:span text:style-name="Strong_20_Emphasis"><text:span text:style-name="T28">courir vite</text:span></text:span><text:span text:style-name="T28"> <text:tab/><text:tab/><text:tab/>[ kur-ir <text:s/>vit]: run fast</text:span></text:p>
      <text:p text:style-name="P68"/>
      <text:p text:style-name="P2"><text:span text:style-name="Strong_20_Emphasis"><text:span text:style-name="T28">marcher à pied</text:span></text:span><text:span text:style-name="T28"> <text:tab/><text:tab/>[ marxje a pje ]: walk on foot</text:span></text:p>
      <text:p text:style-name="P68"/>
      <text:p text:style-name="P2"><text:span text:style-name="Strong_20_Emphasis"><text:span text:style-name="T28">sauter</text:span></text:span><text:span text:style-name="T28"> <text:tab/><text:tab/><text:tab/>[so-t</text:span><text:span text:style-name="T30">ee</text:span><text:span text:style-name="T28">]: jump</text:span></text:p>
      <text:p text:style-name="P2"><text:span text:style-name="T28"/></text:p>
      <text:p text:style-name="P2"><text:span text:style-name="Strong_20_Emphasis"><text:span text:style-name="T28">vite</text:span></text:span><text:span text:style-name="T28"> <text:tab/><text:tab/><text:tab/><text:tab/>[</text:span><text:span text:style-name="T30">vit</text:span><text:span text:style-name="T28">]: quickly</text:span></text:p>
      <text:p text:style-name="P2"><text:span text:style-name="T28"/></text:p>
      <text:p text:style-name="P2"><text:span text:style-name="Strong_20_Emphasis"><text:span text:style-name="T28">lentement</text:span></text:span><text:span text:style-name="T28"> <text:tab/><text:tab/><text:tab/>[lon-t</text:span><text:span text:style-name="T30">o</text:span><text:span text:style-name="T28">-mo]: slowly</text:span></text:p>
      <text:p text:style-name="P2"><text:span text:style-name="T28"/></text:p>
      <text:p text:style-name="P67"><text:span text:style-name="Strong_20_Emphasis"><text:span text:style-name="T28">lentement mais sûrement</text:span></text:span><text:span text:style-name="T28"> <text:tab/>[ lon-t</text:span><text:span text:style-name="T30">o</text:span><text:span text:style-name="T28">-mo  <text:s/></text:span><text:span text:style-name="T30">mqee</text:span><text:span text:style-name="T28">  <text:s/></text:span><text:span text:style-name="T30">sjur-moo</text:span><text:span text:style-name="T28">]: slowly but surely</text:span></text:p>
      <text:h text:style-name="P26" text:outline-level="4">Example Sentences:</text:h>
      <text:p text:style-name="P70"><text:span text:style-name="Strong_20_Emphasis"><text:span text:style-name="T28">La tortue marche lentement</text:span></text:span><text:span text:style-name="T28"> </text:span></text:p>
      <text:p text:style-name="P70"><text:span text:style-name="T25">[ la <text:s/>tortu <text:s/>marx <text:s/>len-to-mo ]</text:span></text:p>
      <text:p text:style-name="P70"><text:span text:style-name="T25"/></text:p>
      <text:p text:style-name="P2"><text:span text:style-name="Strong_20_Emphasis"><text:span text:style-name="T28">Le chien court vite</text:span></text:span><text:span text:style-name="T28"> </text:span></text:p>
      <text:p text:style-name="P43"><text:span text:style-name="T23">[ lu <text:s/>xja <text:s/>kur <text:s/>vit ]</text:span></text:p>
      <text:p text:style-name="P43"><text:span text:style-name="T28"/></text:p>
      <text:p text:style-name="P43"><text:span text:style-name="T28"/></text:p>
      <text:p text:style-name="P2"><text:span text:style-name="Strong_20_Emphasis"><text:span text:style-name="T28">Le chat saute</text:span></text:span><text:span text:style-name="T28"> </text:span></text:p>
      <text:p text:style-name="P43"><text:span text:style-name="T28">[ lu <text:s/>xa <text:s/>sut ]</text:span></text:p>
      <text:p text:style-name="P65"><text:span text:style-name="T7"/></text:p>
      <text:p text:style-name="P69">Pronunciation Key:</text:p>
      <text:list text:style-name="L26">
        <text:list-item>
          <text:p text:style-name="P71"><text:span text:style-name="Strong_20_Emphasis"><text:span text:style-name="T25">ien</text:span></text:span><text:span text:style-name="T25"> [ja]: Used in words like "chien" (dog) to produce a nasal vowel sound.</text:span></text:p>
        </text:list-item>
        <text:list-item>
          <text:p text:style-name="P71"><text:span text:style-name="Strong_20_Emphasis"><text:span text:style-name="T25">oi</text:span></text:span><text:span text:style-name="T25"> [wa]: Used in words like "oiseau" (bird), where it represents a rounded vowel sound.</text:span></text:p>
        </text:list-item>
        <text:list-item>
          <text:p text:style-name="P71"><text:span text:style-name="Strong_20_Emphasis"><text:span text:style-name="T25">eau</text:span></text:span><text:span text:style-name="T25"> [oo]: Appears in words like "bateau" (boat), indicating a long 'o' sound.</text:span></text:p>
        </text:list-item>
        <text:list-item>
          <text:p text:style-name="P71"><text:span text:style-name="Strong_20_Emphasis"><text:span text:style-name="T25">an</text:span></text:span><text:span text:style-name="T25"> [qa]: Found in words like "animaux" (animals), indicating a nasal 'a' sound.</text:span></text:p>
          <text:p text:style-name="P71"><text:span text:style-name="T25"/></text:p>
        </text:list-item>
      </text:list>
      <text:p text:style-name="P69"><text:soft-page-break/>Pronunciation Rule for "aux":</text:p>
      <text:list text:continue-numbering="true" text:style-name="L26">
        <text:list-item>
          <text:p text:style-name="P71"><text:span text:style-name="Strong_20_Emphasis"><text:span text:style-name="T25">aux </text:span></text:span><text:span text:style-name="Strong_20_Emphasis"><text:span text:style-name="T26"><text:s/></text:span></text:span><text:span text:style-name="Strong_20_Emphasis"><text:span text:style-name="T27">[</text:span></text:span><text:span text:style-name="Strong_20_Emphasis"><text:span text:style-name="T26">o</text:span></text:span><text:span text:style-name="Strong_20_Emphasis"><text:span text:style-name="T27">]</text:span></text:span><text:span text:style-name="T25">: The "aux" combination in French is pronounced [o]. This is a plural form ending for many nouns and is pronounced the same as "eau" [oo], as in "beau" (beautiful) or "nouveau" (new). However, for the purpose of your phonetic system and clarity, representing it as [o] might align better with typical Maltese phonetics, especially for easier distinction in learning contexts.</text:span></text:p>
        </text:list-item>
      </text:list>
      <text:p text:style-name="P69">Example Usage:</text:p>
      <text:list text:continue-numbering="true" text:style-name="L26">
        <text:list-item>
          <text:p text:style-name="P71"><text:span text:style-name="Strong_20_Emphasis"><text:span text:style-name="T25">animaux</text:span></text:span><text:span text:style-name="T25"> (animals) [a-ni-mo]</text:span></text:p>
        </text:list-item>
        <text:list-item>
          <text:p text:style-name="P71"><text:span text:style-name="Strong_20_Emphasis"><text:span text:style-name="T25">chevaux</text:span></text:span><text:span text:style-name="T25"> (horses) [sho-vo]</text:span></text:p>
        </text:list-item>
      </text:list>
      <text:p text:style-name="P44"/>
      <text:p text:style-name="P12">________________________________________________________________________________________________</text:p>
      <text:p text:style-name="P12"/>
      <text:p text:style-name="P10">é è à ù â ê î ô û ë ï ü ç œ æ É È À Ù Â Ê Î Ô Û Ë Ï Ü Ç Œ Æ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4-08-12T12:29:14.777804256</dc:date>
    <meta:editing-duration>PT3H22M45S</meta:editing-duration>
    <meta:editing-cycles>33</meta:editing-cycles>
    <meta:generator>LibreOffice/24.2.4.2$Linux_X86_64 LibreOffice_project/420$Build-2</meta:generator>
    <meta:document-statistic meta:table-count="0" meta:image-count="0" meta:object-count="0" meta:page-count="10" meta:paragraph-count="231" meta:word-count="1302" meta:character-count="7229" meta:non-whitespace-character-count="6064"/>
  </office:meta>
</office:document-meta>
</file>